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6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8e3a06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8ea03e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936168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1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9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50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5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2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6690d5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if test=&quot;'Legal' in o.holiday_status_id.name and o.type =='remove'&quot;&gt;">if legal leave</text:text-input></text:p>
      <text:p text:style-name="P23"><text:text-input text:description="&lt;setLang(o.employee_id.company_id.parent_id.partner_id.lang or 'en_US')&gt;">setLang</text:text-input><text:s/></text:p>
      <text:p text:style-name="P54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4"/>
      <text:p text:style-name="P31"/>
      <text:p text:style-name="P31"/>
      <text:p text:style-name="P31"/>
      <text:p text:style-name="P31"/>
      <text:p text:style-name="P39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35"/>
      <text:p text:style-name="P35"/>
      <text:p text:style-name="P35"/>
      <text:p text:style-name="P31"/>
      <text:p text:style-name="P31"/>
      <text:p text:style-name="P56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1"/>
      <text:p text:style-name="P31"/>
      <text:p text:style-name="P31"/>
      <text:p text:style-name="P5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3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53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2">____________<text:text-input text:description="&lt;o.employee_id.name or ''&gt;">Employee</text:text-input>___________</text:p>
      <text:p text:style-name="P42"><text:tab/><text:text-input text:description="&lt; _('(podnositelj zahtjeva)')&gt;">(podnositelj zahtjeva)</text:text-input>*</text:p>
      <text:p text:style-name="P31"/>
      <text:p text:style-name="P31"/>
      <text:p text:style-name="P44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7"/>
      <text:p text:style-name="P46">__________________________________________________________________________________________</text:p>
      <text:p text:style-name="P50"><text:text-input text:description="&lt; _('RJEŠENJE O KORIŠTENJU GODIŠNJEG ODMORA') &gt;">RJEŠENJE O KORIŠTENJU GODIŠNJEG ODMORA</text:text-input></text:p>
      <text:p text:style-name="P35"/>
      <text:p text:style-name="P35"/>
      <text:p text:style-name="P31"/>
      <text:p text:style-name="P51"><text:text-input text:description="&lt; _('Odobrava se gore navedeni zahtjev za korištenje godišnjeg odmora.')&gt;">Odobrava se gore navedeni zahtjev za korištenje godišnjeg odmora.</text:text-input></text:p>
      <text:p text:style-name="P33"/>
      <text:p text:style-name="P46">____________________________</text:p>
      <text:p text:style-name="P46"><text:tab/><text:text-input text:description="&lt; _('Potpis i pečat')&gt;">Potpis i pečat</text:text-input></text:p>
      <text:p text:style-name="P19"/>
      <text:p text:style-name="P47"/>
      <text:p text:style-name="P26"><text:text-input text:description="&lt;/if&gt;">end if</text:text-input></text:p>
      <text:p text:style-name="P28"><text:text-input text:description="&lt;setLang( 'en_US')&gt;">setLang_en_US</text:text-input></text:p>
      <text:p text:style-name="P21"><text:text-input text:description="&lt;if test=&quot;'Sick' in o.holiday_status_id.name&quot;&gt;">if sick leave</text:text-input><text:s/></text:p>
      <text:p text:style-name="P24"><text:soft-page-break/><text:text-input text:description="&lt;setLang(o.employee_id.company_id.parent_id.partner_id.lang or 'en_US')&gt;">setLang</text:text-input><text:s/></text:p>
      <text:p text:style-name="P54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><text:text-input text:description="&lt; _('OBAVJEST O PRIVREMENOJ NESPOSOBNOSTI ZA RAD')&gt; ">OBAVJEST O PRIVREMENOJ NESPOSOBNOSTI ZA RAD</text:text-input></text:p>
      <text:p text:style-name="P41"><text:text-input text:description="&lt; _('(BOLOVANJE)')&gt;">(BOLOVANJE)</text:text-input></text:p>
      <text:p text:style-name="P36"/>
      <text:p text:style-name="P36"/>
      <text:p text:style-name="P36"/>
      <text:p text:style-name="P32"/>
      <text:p text:style-name="P32"/>
      <text:p text:style-name="P57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2"/>
      <text:p text:style-name="P32"/>
      <text:p text:style-name="P32"/>
      <text:p text:style-name="P57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2"/>
      <text:p text:style-name="P32"/>
      <text:p text:style-name="P32"/>
      <text:p text:style-name="P55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2"/>
      <text:p text:style-name="P32"/>
      <text:p text:style-name="P32"/>
      <text:p text:style-name="P32"/>
      <text:p text:style-name="P43">____________<text:text-input text:description="&lt;o.employee_id.name or ''&gt;">Employee</text:text-input>___________</text:p>
      <text:p text:style-name="P43"><text:tab/><text:text-input text:description="&lt; _('(podnositelj zahtjeva)')&gt;">(podnositelj zahtjeva)</text:text-input>*</text:p>
      <text:p text:style-name="P32"/>
      <text:p text:style-name="P32"/>
      <text:p text:style-name="P45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/>
      <text:p text:style-name="P27"><text:text-input text:description="&lt;/if&gt;">end if</text:text-input></text:p>
      <text:p text:style-name="P29"><text:text-input text:description="&lt;setLang( 'en_US')&gt;">setLang_en_US</text:text-input></text:p>
      <text:p text:style-name="P30"><text:text-input text:description="&lt;if test=&quot;'Legal' in o.holiday_status_id.name and o.type == 'add'&quot;&gt;">if allocation</text:text-input></text:p>
      <text:p text:style-name="P25"><text:text-input text:description="&lt;setLang(o.employee_id.company_id.parent_id.partner_id.lang or 'en_US')&gt;">setLang</text:text-input><text:s/></text:p>
      <text:p text:style-name="P16">Na temelju odredbe čl. 85. st. 1. i 4. Zakona o radu (Nar. Nov. br., 93/14.)</text:p>
      <text:p text:style-name="P10"><text:soft-page-break/><text:span text:style-name="T17">poslodavac</text:span> 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radniku</text:span> <text:span text:style-name="T10"><text:text-input text:description="&lt;o.employee_id.name or ''&gt;">Employee</text:text-input></text:span><text:span text:style-name="T16"><text:s/>(u nastavku: Radnik),</text:span></text:p>
      <text:p text:style-name="P12">upućuje sljedeću</text:p>
      <text:p text:style-name="P8"/>
      <text:p text:style-name="P8"/>
      <text:p text:style-name="P8"/>
      <text:p text:style-name="P1">OBAVIJEST</text:p>
      <text:p text:style-name="P1">O TRAJANJU GODIŠNJEG ODMORA</text:p>
      <text:p text:style-name="P2"/>
      <text:p text:style-name="P15">R<text:span text:style-name="T18">adniku je na temelju odredaba Ugovora o radu te Pravilnika o radu utvrđeno pravo na godišnji odmor za </text:span><text:span text:style-name="T13"><text:text-input text:description="&lt; o.holiday_status_id.year or '' &gt;">Year</text:text-input></text:span><text:span text:style-name="T13">.</text:span><text:span text:style-name="T18"> godinu u ukupnom trajanju od </text:span><text:span text:style-name="T13"><text:text-input text:description="&lt;formatLang(o.number_of_days_temp, digits=0) &gt;">NumberOfDays</text:text-input></text:span><text:span text:style-name="T18"><text:s/>radni</text:span><text:span text:style-name="T19">(h)</text:span><text:span text:style-name="T18"> dan</text:span><text:span text:style-name="T19">(a)</text:span><text:span text:style-name="T18">.</text:span></text:p>
      <text:p text:style-name="P9"/>
      <text:p text:style-name="P12">O rasporedu korištenja godišnjeg odmora radnik i poslodavac će se dogovoriti naknadno.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Za poslodavca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6">Radnik</text:p>
          </table:table-cell>
        </table:table-row>
        <table:table-row>
          <table:table-cell table:style-name="Table1.B1" office:value-type="string">
            <text:p text:style-name="P14">Zlatko Šimunec, direktor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8"/>
          </table:table-cell>
        </table:table-row>
      </table:table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2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8-03-14T12:53:59.885248650</dc:date>
    <meta:print-date>2016-03-11T12:22:00</meta:print-date>
    <meta:editing-cycles>116</meta:editing-cycles>
    <meta:generator>LibreOffice/5.4.3.2$Linux_X86_64 LibreOffice_project/40m0$Build-2</meta:generator>
    <meta:editing-duration>P1DT14H9M9S</meta:editing-duration>
    <meta:document-statistic meta:table-count="1" meta:image-count="0" meta:object-count="0" meta:page-count="3" meta:paragraph-count="46" meta:word-count="347" meta:character-count="1670" meta:non-whitespace-character-count="1494"/>
  </office:meta>
</office:document-meta>
</file>